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LevelImpl.getBundleStartLevel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LevelImpl.getInitialBundleStar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LevelImpl.getStar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LevelImpl.isBundlePersistentlyStarted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LevelImpl.setStartLevelAndWait( int start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artLevelImpl.setStartLevel( int start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artLevelImpl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rtLevelImpl.setInitialBundleStartLevel( int start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rtLevelImpl.setBundleStartLevel( Bundle bundle , int startlev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artLevelImpl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tartLevelImpl.StartLevelImpl( Logger logger , Felix fel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